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40000010022F72CEE.png" manifest:media-type="image/png"/>
  <manifest:file-entry manifest:full-path="Pictures/100000000000008000000080B407A26F.png" manifest:media-type="image/png"/>
  <manifest:file-entry manifest:full-path="Pictures/100002010000009400000100B7E6C511.png" manifest:media-type="image/png"/>
  <manifest:file-entry manifest:full-path="Pictures/10000201000000F400000202F7ADB9B7.png" manifest:media-type="image/png"/>
  <manifest:file-entry manifest:full-path="Pictures/100002010000009F0000008D5BE8F986.png" manifest:media-type="image/png"/>
  <manifest:file-entry manifest:full-path="Pictures/1000020100000094000000FFF7D53212.png" manifest:media-type="image/png"/>
  <manifest:file-entry manifest:full-path="Pictures/1000000000000080000000808321FFAF.png" manifest:media-type="image/png"/>
  <manifest:file-entry manifest:full-path="Pictures/10000201000000F20000007CA6FAC35E.png" manifest:media-type="image/png"/>
  <manifest:file-entry manifest:full-path="Pictures/100000000000006C000000544B1C1979.png" manifest:media-type="image/png"/>
  <manifest:file-entry manifest:full-path="Pictures/100000000000029B0000037A8A60693F.jpg" manifest:media-type="image/jpeg"/>
  <manifest:file-entry manifest:full-path="Pictures/10000201000000A00000006BA0C5FFB9.png" manifest:media-type="image/png"/>
  <manifest:file-entry manifest:full-path="Pictures/200000010000181500001DAA6070A141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77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892cm" fo:min-width="1.869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min-height="5.212cm" fo:min-width="0.763cm" fo:padding-top="0.13cm" fo:padding-bottom="0.13cm" fo:padding-left="0.25cm" fo:padding-right="0.25cm" fo:wrap-option="no-wrap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tb-rl"/>
    </style:style>
    <style:style style:name="P6" style:family="paragraph">
      <style:paragraph-properties fo:margin-left="0cm" fo:margin-right="0cm" fo:text-indent="0cm" style:punctuation-wrap="hanging" style:line-break="strict" style:writing-mode="tb-rl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4pt" fo:language="es" fo:country="E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2" style:family="text">
      <style:text-properties fo:color="#000000" fo:language="es" fo:country="ES" style:font-family-asian="'Lucida Sans Unicode'" style:font-family-generic-asian="swiss" style:font-pitch-asian="variable" style:font-family-complex="'Lucida Sans Unicode'" style:font-family-generic-complex="swiss" style:font-pitch-complex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2 Imagen" draw:style-name="gr1" draw:text-style-name="P1" draw:layer="layout" svg:width="2.584cm" svg:height="2.584cm" svg:x="5.6cm" svg:y="17.78cm">
          <draw:image xlink:href="Pictures/1000000000000080000000808321FFAF.png" xlink:type="simple" xlink:show="embed" xlink:actuate="onLoad">
            <text:p/>
          </draw:image>
        </draw:frame>
        <draw:frame draw:name="3 Imagen" draw:style-name="gr1" draw:text-style-name="P1" draw:layer="layout" svg:width="2.597cm" svg:height="2.597cm" svg:x="1.8cm" svg:y="17.764cm">
          <draw:image xlink:href="Pictures/100000000000008000000080B407A26F.png" xlink:type="simple" xlink:show="embed" xlink:actuate="onLoad">
            <text:p/>
          </draw:image>
        </draw:frame>
        <draw:g draw:name="6 Grupo">
          <draw:frame draw:name="4 Imagen" draw:style-name="gr1" draw:text-style-name="P1" draw:layer="layout" svg:width="1.715cm" svg:height="1.146cm" svg:x="4.004cm" svg:y="17.818cm">
            <draw:image xlink:href="Pictures/10000201000000A00000006BA0C5FFB9.png" xlink:type="simple" xlink:show="embed" xlink:actuate="onLoad">
              <text:p/>
            </draw:image>
          </draw:frame>
          <draw:custom-shape draw:name="5 CuadroTexto" draw:style-name="gr2" draw:text-style-name="P3" draw:layer="layout" svg:width="3.481cm" svg:height="0.853cm" svg:x="3.121cm" svg:y="17.02cm">
            <text:list text:style-name="L1">
              <text:list-header>
                <text:p text:style-name="P2"><text:span text:style-name="T1">X.509 Cer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9 Grupo">
          <draw:frame draw:name="7 Imagen" draw:style-name="gr1" draw:text-style-name="P1" draw:layer="layout" svg:width="3.001cm" svg:height="2.471cm" svg:x="2.6cm" svg:y="13.693cm">
            <draw:image xlink:href="Pictures/100002010000009F0000008D5BE8F986.png" xlink:type="simple" xlink:show="embed" xlink:actuate="onLoad">
              <text:p/>
            </draw:image>
          </draw:frame>
          <draw:custom-shape draw:name="8 CuadroTexto" draw:style-name="gr3" draw:text-style-name="P3" draw:layer="layout" svg:width="2.369cm" svg:height="1.152cm" svg:x="2.916cm" svg:y="13.164cm">
            <text:list text:style-name="L1">
              <text:list-header>
                <text:p text:style-name="P2"><text:span text:style-name="T2">U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18 Rectángulo redondeado" draw:style-name="gr4" draw:text-style-name="P4" draw:layer="layout" svg:width="5.243cm" svg:height="8cm" svg:x="21.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5 Rectángulo redondeado" draw:style-name="gr1" draw:text-style-name="P1" draw:layer="layout" svg:width="3.428cm" svg:height="2.477cm" svg:x="23.6cm" svg:y="1.135cm">
          <draw:image xlink:href="Pictures/10000201000000940000010022F72CEE.png" xlink:type="simple" xlink:show="embed" xlink:actuate="onLoad">
            <text:p/>
          </draw:image>
        </draw:frame>
        <draw:frame draw:name="16 Rectángulo redondeado" draw:style-name="gr1" draw:text-style-name="P1" draw:layer="layout" svg:width="3.428cm" svg:height="2.467cm" svg:x="23.6cm" svg:y="3.767cm">
          <draw:image xlink:href="Pictures/1000020100000094000000FFF7D53212.png" xlink:type="simple" xlink:show="embed" xlink:actuate="onLoad">
            <text:p/>
          </draw:image>
        </draw:frame>
        <draw:frame draw:name="17 Rectángulo redondeado" draw:style-name="gr1" draw:text-style-name="P1" draw:layer="layout" svg:width="3.428cm" svg:height="2.477cm" svg:x="23.6cm" svg:y="6.389cm">
          <draw:image xlink:href="Pictures/100002010000009400000100B7E6C511.png" xlink:type="simple" xlink:show="embed" xlink:actuate="onLoad">
            <text:p/>
          </draw:image>
        </draw:frame>
        <draw:frame draw:name="19 Flecha izquierda y derecha" draw:style-name="gr1" draw:text-style-name="P1" draw:layer="layout" svg:width="2.685cm" svg:height="1.199cm" svg:x="19.202cm" svg:y="4.165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831cm" svg:y="1.421cm">
          <text:list text:style-name="L1">
            <text:list-header>
              <text:p text:style-name="P5"><text:span text:style-name="T2">OpenNeb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Rectángulo redondeado" draw:style-name="gr4" draw:text-style-name="P4" draw:layer="layout" svg:width="5.243cm" svg:height="8cm" svg:x="21.782cm" svg:y="9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5 Rectángulo redondeado" draw:style-name="gr1" draw:text-style-name="P1" draw:layer="layout" svg:width="3.253cm" svg:height="2.477cm" svg:x="23.6cm" svg:y="10.087cm">
          <draw:image xlink:href="Pictures/10000201000000940000010022F72CEE.png" xlink:type="simple" xlink:show="embed" xlink:actuate="onLoad">
            <text:p/>
          </draw:image>
        </draw:frame>
        <draw:frame draw:name="16 Rectángulo redondeado" draw:style-name="gr1" draw:text-style-name="P1" draw:layer="layout" svg:width="3.253cm" svg:height="2.467cm" svg:x="23.6cm" svg:y="12.719cm">
          <draw:image xlink:href="Pictures/1000020100000094000000FFF7D53212.png" xlink:type="simple" xlink:show="embed" xlink:actuate="onLoad">
            <text:p/>
          </draw:image>
        </draw:frame>
        <draw:frame draw:name="17 Rectángulo redondeado" draw:style-name="gr1" draw:text-style-name="P1" draw:layer="layout" svg:width="3.253cm" svg:height="2.477cm" svg:x="23.6cm" svg:y="15.341cm">
          <draw:image xlink:href="Pictures/100002010000009400000100B7E6C511.png" xlink:type="simple" xlink:show="embed" xlink:actuate="onLoad">
            <text:p/>
          </draw:image>
        </draw:frame>
        <draw:frame draw:name="19 Flecha izquierda y derecha" draw:style-name="gr1" draw:text-style-name="P1" draw:layer="layout" svg:width="2.685cm" svg:height="1.199cm" svg:x="19.225cm" svg:y="13.117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656cm" svg:y="10.373cm">
          <text:list text:style-name="L1">
            <text:list-header>
              <text:p text:style-name="P5"><text:span text:style-name="T2">OpenSta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13 Rectángulo redondeado" draw:style-name="gr1" draw:text-style-name="P1" draw:layer="layout" svg:width="2.469cm" svg:height="6.337cm" svg:x="16.331cm" svg:y="1.564cm">
          <draw:image xlink:href="Pictures/10000201000000F400000202F7ADB9B7.png" xlink:type="simple" xlink:show="embed" xlink:actuate="onLoad">
            <text:p/>
          </draw:image>
        </draw:frame>
        <draw:frame draw:name="13 Rectángulo redondeado" draw:style-name="gr1" draw:text-style-name="P1" draw:layer="layout" svg:width="2.469cm" svg:height="6.337cm" svg:x="16.331cm" svg:y="10.5cm">
          <draw:image xlink:href="Pictures/10000201000000F400000202F7ADB9B7.png" xlink:type="simple" xlink:show="embed" xlink:actuate="onLoad">
            <text:p/>
          </draw:image>
        </draw:frame>
        <draw:frame draw:style-name="gr6" draw:layer="layout" svg:width="6.2cm" svg:height="2.384cm" svg:x="5.4cm" svg:y="13.78cm">
          <draw:text-box>
            <text:p text:style-name="P7"><text:span text:style-name="T3">Client FedCloud</text:span></text:p>
            <text:p text:style-name="P7">Python </text:p>
            <text:p text:style-name="P7">StratusLab Client</text:p>
          </draw:text-box>
        </draw:frame>
        <draw:custom-shape draw:style-name="gr7" draw:text-style-name="P7" draw:layer="layout" svg:width="9.971cm" svg:height="0.633cm" draw:transform="rotate (0.627445866091962) translate (6.953cm 12.4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8.847cm" svg:height="0.633cm" draw:transform="rotate (0.0188495559215388) translate (7.143cm 12.7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3.2cm" svg:height="3.6cm" svg:x="7.8cm" svg:y="2.464cm">
          <draw:image xlink:href="Pictures/200000010000181500001DAA6070A141.svg" xlink:type="simple" xlink:show="embed" xlink:actuate="onLoad">
            <text:p/>
          </draw:image>
        </draw:frame>
        <draw:frame draw:style-name="gr8" draw:text-style-name="P7" draw:layer="layout" svg:width="3.6cm" svg:height="4.283cm" svg:x="1.4cm" svg:y="2.081cm">
          <draw:image xlink:href="Pictures/100000000000029B0000037A8A60693F.jpg" xlink:type="simple" xlink:show="embed" xlink:actuate="onLoad">
            <text:p/>
          </draw:image>
        </draw:frame>
        <draw:frame draw:style-name="gr8" draw:text-style-name="P7" draw:layer="layout" svg:width="2cm" svg:height="1.5cm" svg:x="2.8cm" svg:y="2.764cm">
          <draw:image xlink:href="Pictures/100000000000006C000000544B1C1979.png" xlink:type="simple" xlink:show="embed" xlink:actuate="onLoad">
            <text:p/>
          </draw:image>
        </draw:frame>
        <draw:frame draw:style-name="gr6" draw:layer="layout" svg:width="4.2cm" svg:height="0.962cm" svg:x="1.2cm" svg:y="6.402cm">
          <draw:text-box>
            <text:p>Marketplace</text:p>
          </draw:text-box>
        </draw:frame>
        <draw:frame draw:style-name="gr6" draw:layer="layout" svg:width="2.8cm" svg:height="0.962cm" svg:x="7.8cm" svg:y="6.064cm">
          <draw:text-box>
            <text:p>BDII</text:p>
          </draw:text-box>
        </draw:frame>
        <draw:custom-shape draw:style-name="gr7" draw:text-style-name="P7" draw:layer="layout" svg:width="6.763cm" svg:height="0.575cm" draw:transform="rotate (-1.99910012523431) translate (7.876cm 7.1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6.115cm" svg:height="0.575cm" draw:transform="rotate (-1.32906822539368) translate (2.758cm 7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2.589cm" svg:height="0.962cm" svg:x="1.8cm" svg:y="9.164cm">
          <draw:text-box>
            <text:p><text:span text:style-name="T3">&lt;XML&gt;</text:span></text:p>
          </draw:text-box>
        </draw:frame>
        <draw:frame draw:style-name="gr9" draw:text-style-name="P9" draw:layer="layout" svg:width="2.957cm" svg:height="0.962cm" svg:x="4.974cm" svg:y="8.802cm">
          <draw:text-box>
            <text:p><text:span text:style-name="T3">&lt;LDAP&gt;</text:span></text:p>
          </draw:text-box>
        </draw:frame>
        <draw:custom-shape draw:style-name="gr10" draw:text-style-name="P10" draw:layer="layout" svg:width="3cm" svg:height="1.2cm" svg:x="15.8cm" svg:y="4.964cm">
          <text:p text:style-name="P7"><text:span text:style-name="T4">OpenNebula</text:span></text:p>
          <text:p text:style-name="P7"><text:span text:style-name="T4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cm" svg:height="1.2cm" svg:x="15.8cm" svg:y="13.9cm">
          <text:p text:style-name="P7"><text:span text:style-name="T4">OpenStack</text:span></text:p>
          <text:p text:style-name="P7"><text:span text:style-name="T4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lvaro García</meta:initial-creator>
    <meta:creation-date>2012-09-05T14:49:49</meta:creation-date>
    <dc:date>2012-09-17T01:42:57</dc:date>
    <meta:editing-duration>PT4M39S</meta:editing-duration>
    <meta:editing-cycles>4</meta:editing-cycles>
    <meta:generator>LibreOffice/3.5$Linux_x86 LibreOffice_project/350m1$Build-2</meta:generator>
    <meta:document-statistic meta:object-count="36"/>
  </office:meta>
</office:document-meta>
</file>